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application/rdf+xml" manifest:full-path="manifest.rdf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9.43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65.79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18.4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nexo 3.13. Remuner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Matrí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2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2"/>
          <table:table-cell table:style-name="ce2" office:value-type="string" calcext:value-type="string" table:number-columns-spanned="4" table:number-rows-spanned="1">
            <text:p>DESCONTOS</text:p>
          </table:table-cell>
          <table:covered-table-cell table:number-columns-repeated="2" table:style-name="ce10"/>
          <table:covered-table-cell table:style-name="ce11"/>
          <table:table-cell table:style-name="ce4" office:value-type="string" calcext:value-type="string" table:number-columns-spanned="1" table:number-rows-spanned="3">
            <text:p>Rendimento Líquido Total <text:s text:c="11"/>(l)</text:p>
          </table:table-cell>
          <table:table-cell table:style-name="ce2" office:value-type="string" calcext:value-type="string" table:number-columns-spanned="5" table:number-rows-spanned="2">
            <text:p>INDENIZAÇÕES (m)</text:p>
          </table:table-cell>
          <table:covered-table-cell table:number-columns-repeated="4"/>
          <table:table-cell table:style-name="ce2" office:value-type="string" calcext:value-type="string" table:number-columns-spanned="9" table:number-rows-spanned="2">
            <text:p>OUTRAS REMUNERAÇÕES TEMPORÁRIAS (n)</text:p>
          </table:table-cell>
          <table:covered-table-cell table:number-columns-repeated="8"/>
          <table:table-cell table:number-columns-repeated="994"/>
        </table:table-row>
        <table:table-row table:style-name="ro2">
          <table:covered-table-cell table:number-columns-repeated="4" table:style-name="ce2"/>
          <table:table-cell table:style-name="ce3" office:value-type="string" calcext:value-type="string" table:number-columns-spanned="2" table:number-rows-spanned="1">
            <text:p>REMUNERAÇÃO BÁSICA</text:p>
          </table:table-cell>
          <table:covered-table-cell table:style-name="ce3"/>
          <table:table-cell table:style-name="ce5" office:value-type="string" calcext:value-type="string" table:number-columns-spanned="4" table:number-rows-spanned="1">
            <text:p>REMUNERAÇÃO EVENTUAL OU BÁSICA</text:p>
          </table:table-cell>
          <table:covered-table-cell table:number-columns-repeated="3" table:style-name="ce6"/>
          <table:table-cell table:style-name="ce4" office:value-type="string" calcext:value-type="string" table:number-columns-spanned="1" table:number-rows-spanned="2">
            <text:p>Total de Rendimentos Brutos <text:s text:c="21"/>(g)</text:p>
          </table:table-cell>
          <table:table-cell table:style-name="ce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otal de Descontos <text:s text:c="209"/>(k)</text:p>
          </table:table-cell>
          <table:covered-table-cell table:style-name="ce12"/>
          <table:covered-table-cell table:number-columns-repeated="14"/>
          <table:table-cell table:number-columns-repeated="994"/>
        </table:table-row>
        <table:table-row table:style-name="ro3">
          <table:covered-table-cell table:number-columns-repeated="4" table:style-name="ce2"/>
          <table:table-cell table:style-name="ce4" office:value-type="string" calcext:value-type="string">
            <text:p>Remuneração do Cargo Efetivo <text:s text:c="16"/>(a)</text:p>
          </table:table-cell>
          <table:table-cell table:style-name="ce4" office:value-type="string" calcext:value-type="string">
            <text:p>Outras Verbas Remuneratórias, Legais ou Judiciais <text:s text:c="15"/>(b)</text:p>
          </table:table-cell>
          <table:table-cell table:style-name="ce4" office:value-type="string" calcext:value-type="string">
            <text:p>Função de Confiança ou Cargo em Comissão <text:s text:c="10"/>(c)</text:p>
          </table:table-cell>
          <table:table-cell table:style-name="ce4" office:value-type="string" calcext:value-type="string">
            <text:p>Gratificação Natalina <text:s text:c="13"/>(d)</text:p>
          </table:table-cell>
          <table:table-cell table:style-name="ce4" office:value-type="string" calcext:value-type="string">
            <text:p>Férias (1/3 constitucional) (e)</text:p>
          </table:table-cell>
          <table:table-cell table:style-name="ce7" office:value-type="string" calcext:value-type="string">
            <text:p>Abono de Permanência (f)</text:p>
          </table:table-cell>
          <table:covered-table-cell table:style-name="ce8"/>
          <table:table-cell table:style-name="ce9" office:value-type="string" calcext:value-type="string">
            <text:p>Contribuição Previdenciária (h)</text:p>
          </table:table-cell>
          <table:table-cell table:style-name="ce4" office:value-type="string" calcext:value-type="string">
            <text:p>Imposto de Renda <text:s text:c="19"/>(i)</text:p>
          </table:table-cell>
          <table:table-cell table:style-name="ce4" office:value-type="string" calcext:value-type="string">
            <text:p>Retenção por Teto Constitucional (j)</text:p>
          </table:table-cell>
          <table:covered-table-cell table:number-columns-repeated="2" table:style-name="ce8"/>
          <table:table-cell table:style-name="ce4" office:value-type="string" calcext:value-type="string">
            <text:p>Auxílio Alimentação</text:p>
          </table:table-cell>
          <table:table-cell table:style-name="ce4" office:value-type="string" calcext:value-type="string">
            <text:p>Auxílio Transporte</text:p>
          </table:table-cell>
          <table:table-cell table:style-name="ce4" office:value-type="string" calcext:value-type="string">
            <text:p>Auxílio Moradia</text:p>
          </table:table-cell>
          <table:table-cell table:style-name="ce4" office:value-type="string" calcext:value-type="string">
            <text:p>Férias Indenizadas</text:p>
          </table:table-cell>
          <table:table-cell table:style-name="ce4" office:value-type="string" calcext:value-type="string">
            <text:p>Férias Indenizadas de Estágio</text:p>
          </table:table-cell>
          <table:table-cell table:style-name="ce4" office:value-type="string" calcext:value-type="string">
            <text:p>Insalubridade</text:p>
          </table:table-cell>
          <table:table-cell table:style-name="ce4" office:value-type="string" calcext:value-type="string">
            <text:p>Remuneração Lei 6773</text:p>
          </table:table-cell>
          <table:table-cell table:style-name="ce4" office:value-type="string" calcext:value-type="string">
            <text:p>Remuneração Lei 6818</text:p>
          </table:table-cell>
          <table:table-cell table:style-name="ce4" office:value-type="string" calcext:value-type="string">
            <text:p>Diferença de Entrância</text:p>
          </table:table-cell>
          <table:table-cell table:style-name="ce4" office:value-type="string" calcext:value-type="string">
            <text:p>Remuneração Lei 6773 / Ato 09/2012</text:p>
          </table:table-cell>
          <table:table-cell table:style-name="ce4" office:value-type="string" calcext:value-type="string">
            <text:p>Remuneração Ato 11/2018</text:p>
          </table:table-cell>
          <table:table-cell table:style-name="ce4" office:value-type="string" calcext:value-type="string">
            <text:p>Coordenação de Grupos de Trabalho</text:p>
          </table:table-cell>
          <table:table-cell table:style-name="ce4" office:value-type="string" calcext:value-type="string">
            <text:p>Participação em Comissões e Projetos</text:p>
          </table:table-cell>
          <table:table-cell table:style-name="ce4" office:value-type="string" calcext:value-type="string">
            <text:p>Remuneração de Chefia / Direção / Assessoria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ILTON SOARES<text:s text:c="6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049.74">
            <text:p>1.049,7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1.70">
            <text:p>1.801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1.70">
            <text:p>1.801,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INE FLAVIA GAMA GUEDES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LYSSON EDWIN VEIRA TELES<text:s text:c="54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A LUCIA BEZERRA DA SILVA<text:s text:c="54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9">
            <text:p>751,9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9">
            <text:p>751,99</text:p>
          </table:table-cell>
          <table:table-cell office:value-type="float" office:value="751.99">
            <text:p>751,9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A REGIA FERREIRA LIMA<text:s text:c="57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 DURVAL SARMENTO ROSA<text:s text:c="54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LLEY GUIZELINI NICACIO<text:s text:c="5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695.13">
            <text:p>1.695,1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THUR MANOEL LIMA DE ARAUJO<text:s text:c="52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53.22">
            <text:p>1.753,22</text:p>
          </table:table-cell>
          <table:table-cell office:value-type="float" office:value="0.00">
            <text:p>0</text:p>
          </table:table-cell>
          <table:table-cell office:value-type="float" office:value="584.35">
            <text:p>584,35</text:p>
          </table:table-cell>
          <table:table-cell office:value-type="float" office:value="0.00">
            <text:p>0</text:p>
          </table:table-cell>
          <table:table-cell office:value-type="float" office:value="3089.53">
            <text:p>3.089,5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89.53">
            <text:p>3.089,5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ALEXANDRE DOS SANTOS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150.29">
            <text:p>1.150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02.25">
            <text:p>1.902,2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02.25">
            <text:p>1.902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ROBERTO DA SILVA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238.07">
            <text:p>1.238,0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0.03">
            <text:p>1.990,0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0.03">
            <text:p>1.990,0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ODOALDO FRANCISCO DOS SANTOS<text:s text:c="5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ANIELA CRISTINA DE LIMA MELO<text:s text:c="51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MILSON INACIO DO NASCIMENTO<text:s text:c="51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5.59">
            <text:p>225,5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5.59">
            <text:p>225,59</text:p>
          </table:table-cell>
          <table:table-cell office:value-type="float" office:value="225.59">
            <text:p>225,5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MERSON LOURENCO DANTAS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695.13">
            <text:p>1.695,1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O ANTONIO GONCALVES LINS<text:s text:c="49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360.49">
            <text:p>1.360,4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2.45">
            <text:p>2.112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2.45">
            <text:p>2.112,4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ILBERTO GIL SILVA DOS SANTOS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069.35">
            <text:p>1.069,3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21.31">
            <text:p>1.821,3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21.31">
            <text:p>1.821,3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LLOUWER CESARIO DOS SANTOS SILVA<text:s text:c="4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812.05">
            <text:p>812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NES BEZERRA NUNES<text:s text:c="62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OLANDA SALVADOR DOS SANTOS<text:s text:c="5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ILSON MAIA ROMEIRO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RDSON SANTOS LIMA<text:s text:c="6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812.05">
            <text:p>812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BRAZ DOS SANTOS JUNIOR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726.76">
            <text:p>726,7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78.72">
            <text:p>1.478,7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78.72">
            <text:p>1.478,7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ELIAS DE HOLANDA GOMES<text:s text:c="53"/></text:p>
          </table:table-cell>
          <table:table-cell office:value-type="string">
            <text:p>CHEFE DA SECAO DE ENGENHARIA<text:s text:c="12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7.17">
            <text:p>3.447,17</text:p>
          </table:table-cell>
          <table:table-cell office:value-type="float" office:value="0.00">
            <text:p>0</text:p>
          </table:table-cell>
          <table:table-cell office:value-type="float" office:value="59.34">
            <text:p>59,34</text:p>
          </table:table-cell>
          <table:table-cell office:value-type="float" office:value="0.00">
            <text:p>0</text:p>
          </table:table-cell>
          <table:table-cell office:value-type="float" office:value="59.34">
            <text:p>59,34</text:p>
          </table:table-cell>
          <table:table-cell office:value-type="float" office:value="3387.83">
            <text:p>3.387,8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RGE ANTONIO DOS SANTOS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MARO DO NASCIMENTO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CARLOS MARINHO FAUSTO<text:s text:c="54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695.13">
            <text:p>1.695,1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ROBERTO LOPES DE SOUZA<text:s text:c="5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VAGNER CAVALCANTE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049.74">
            <text:p>1.049,7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1.70">
            <text:p>1.801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1.70">
            <text:p>1.801,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ELMANY MARCIO DE ASSIS SILVA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695.13">
            <text:p>1.695,1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47.09">
            <text:p>2.447,0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ARISSE VITAL DA SILVA<text:s text:c="5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AUREANO DELMIRO BISPO NETTO<text:s text:c="52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726.76">
            <text:p>726,7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78.72">
            <text:p>1.478,7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78.72">
            <text:p>1.478,7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IANO OLIVEIRA DO VALE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03.63">
            <text:p>1.703,6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03.63">
            <text:p>1.703,6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IANO SANTOS DE SOUZA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1049.74">
            <text:p>1.049,7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1.70">
            <text:p>1.801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1.70">
            <text:p>1.801,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O ALEX LINS<text:s text:c="64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812.05">
            <text:p>812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OS JOSE ABREU CAETANO<text:s text:c="55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ALVES DA SILVA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DA SALETE BRAZIL SILVA<text:s text:c="52"/></text:p>
          </table:table-cell>
          <table:table-cell office:value-type="string">
            <text:p>ASSESSOR DO GAB DO PROC. GER DE JUSTIÇA 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898.31">
            <text:p>898,31</text:p>
          </table:table-cell>
          <table:table-cell office:value-type="float" office:value="0.00">
            <text:p>0</text:p>
          </table:table-cell>
          <table:table-cell office:value-type="float" office:value="4345.48">
            <text:p>4.345,48</text:p>
          </table:table-cell>
          <table:table-cell office:value-type="float" office:value="0.00">
            <text:p>0</text:p>
          </table:table-cell>
          <table:table-cell office:value-type="float" office:value="59.34">
            <text:p>59,34</text:p>
          </table:table-cell>
          <table:table-cell office:value-type="float" office:value="0.00">
            <text:p>0</text:p>
          </table:table-cell>
          <table:table-cell office:value-type="float" office:value="59.34">
            <text:p>59,34</text:p>
          </table:table-cell>
          <table:table-cell office:value-type="float" office:value="4286.14">
            <text:p>4.286,1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ENIDE MONTEIRO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03.63">
            <text:p>1.703,6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03.63">
            <text:p>1.703,6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JOSE DA ROCHA SILVA<text:s text:c="55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KELLY SILVA OLIVEIRA<text:s text:c="54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LUCIA DOS SANTOS<text:s text:c="5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O ANDRE DUARTE<text:s text:c="62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ZE ALVES DE SOUZA CIRILO<text:s text:c="52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LI VIEIRA DE GOIS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IVALDO BRANDAO DA SILVA<text:s text:c="56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ANDRE NUNES DOS SANTOS<text:s text:c="52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812.05">
            <text:p>812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RISCILLA GONCALVES TENORIO LINS TEIXEIRA<text:s text:c="39"/></text:p>
          </table:table-cell>
          <table:table-cell office:value-type="string">
            <text:p>DIRETOR DA CONTROLADORIA INTERNA<text:s text:c="8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781.23">
            <text:p>5.781,2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822.25">
            <text:p>6.822,25</text:p>
          </table:table-cell>
          <table:table-cell office:value-type="float" office:value="621.04">
            <text:p>621,04</text:p>
          </table:table-cell>
          <table:table-cell office:value-type="float" office:value="629.18">
            <text:p>629,18</text:p>
          </table:table-cell>
          <table:table-cell office:value-type="float" office:value="0.00">
            <text:p>0</text:p>
          </table:table-cell>
          <table:table-cell office:value-type="float" office:value="1250.22">
            <text:p>1.250,22</text:p>
          </table:table-cell>
          <table:table-cell office:value-type="float" office:value="5572.03">
            <text:p>5.572,0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9.06">
            <text:p>289,0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BERTO FERRO CARDOSO<text:s text:c="59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GERIO DUARTE BOMFIM<text:s text:c="59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812.05">
            <text:p>812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SE MARY DE ARAUJO<text:s text:c="61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SEANE DOS SANTOS FERREIRA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812.05">
            <text:p>812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NIA LUCIO DOS SANTOS<text:s text:c="5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EOGENES CARDOSO TENORIO LISBOA<text:s text:c="49"/></text:p>
          </table:table-cell>
          <table:table-cell office:value-type="string">
            <text:p>ASSESSOR OPERACIONAL DA DIR DE APOIO ADM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16.69">
            <text:p>3.716,69</text:p>
          </table:table-cell>
          <table:table-cell office:value-type="float" office:value="0.00">
            <text:p>0</text:p>
          </table:table-cell>
          <table:table-cell office:value-type="float" office:value="89.91">
            <text:p>89,91</text:p>
          </table:table-cell>
          <table:table-cell office:value-type="float" office:value="0.00">
            <text:p>0</text:p>
          </table:table-cell>
          <table:table-cell office:value-type="float" office:value="89.91">
            <text:p>89,91</text:p>
          </table:table-cell>
          <table:table-cell office:value-type="float" office:value="3626.78">
            <text:p>3.626,7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.52">
            <text:p>269,52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ALMIR VALDEVINO DE OLIVEIRA<text:s text:c="52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812.05">
            <text:p>812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64.01">
            <text:p>1.564,0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LANI DOS SANTOS COSTA<text:s text:c="57"/></text:p>
          </table:table-cell>
          <table:table-cell office:value-type="string">
            <text:p>ASSESSOR TECNICO<text:s text:c="24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53.22">
            <text:p>1.753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505.18">
            <text:p>2.505,18</text:p>
          </table:table-cell>
          <table:table-cell office:value-type="float" office:value="157.78">
            <text:p>157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7.78">
            <text:p>157,78</text:p>
          </table:table-cell>
          <table:table-cell office:value-type="float" office:value="2347.40">
            <text:p>2.347,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ILMA DOS SANTOS CAVALCANTE<text:s text:c="5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96">
            <text:p>751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 table:style-name="ce2">
            <text:p>Total</text:p>
          </table:table-cell>
          <table:table-cell table:style-name="ce2"/>
          <table:table-cell table:style-name="ce2"/>
          <table:table-cell table:style-name="ce2"/>
          <table:table-cell office:value-type="float" office:value="0.00" table:style-name="ce2">
            <text:p>0</text:p>
          </table:table-cell>
          <table:table-cell office:value-type="float" office:value="21885.81" table:style-name="ce2">
            <text:p>21.885,81</text:p>
          </table:table-cell>
          <table:table-cell office:value-type="float" office:value="25120.72" table:style-name="ce2">
            <text:p>25.120,72</text:p>
          </table:table-cell>
          <table:table-cell office:value-type="float" office:value="0.00" table:style-name="ce2">
            <text:p>0</text:p>
          </table:table-cell>
          <table:table-cell office:value-type="float" office:value="2456.58" table:style-name="ce2">
            <text:p>2.456,58</text:p>
          </table:table-cell>
          <table:table-cell office:value-type="float" office:value="0.00" table:style-name="ce2">
            <text:p>0</text:p>
          </table:table-cell>
          <table:table-cell office:value-type="float" office:value="91605.11" table:style-name="ce2">
            <text:p>91.605,11</text:p>
          </table:table-cell>
          <table:table-cell office:value-type="float" office:value="1421.66" table:style-name="ce2">
            <text:p>1.421,66</text:p>
          </table:table-cell>
          <table:table-cell office:value-type="float" office:value="890.02" table:style-name="ce2">
            <text:p>890,02</text:p>
          </table:table-cell>
          <table:table-cell office:value-type="float" office:value="0.00" table:style-name="ce2">
            <text:p>0</text:p>
          </table:table-cell>
          <table:table-cell office:value-type="float" office:value="2311.68" table:style-name="ce2">
            <text:p>2.311,68</text:p>
          </table:table-cell>
          <table:table-cell office:value-type="float" office:value="89293.43" table:style-name="ce2">
            <text:p>89.293,43</text:p>
          </table:table-cell>
          <table:table-cell office:value-type="float" office:value="41583.42" table:style-name="ce2">
            <text:p>41.583,42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558.58" table:style-name="ce2">
            <text:p>558,58</text:p>
          </table:table-cell>
          <table:table-cell office:value-type="float" office:value="0.00" table:style-name="ce2">
            <text:p>0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a) -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2">
          <table:table-cell office:value-type="string">
            <text:p>(b) -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2">
          <table:table-cell office:value-type="string">
            <text:p>(c) -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2">
          <table:table-cell office:value-type="string">
            <text:p>(d) -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2">
          <table:table-cell office:value-type="string">
            <text:p>(e) -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2">
          <table:table-cell office:value-type="string">
            <text:p>(f) -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2">
          <table:table-cell office:value-type="string">
            <text:p>(g) - Total dos rendimentos brutos pagos no mês.</text:p>
          </table:table-cell>
          <table:table-cell table:number-columns-repeated="1023"/>
        </table:table-row>
        <table:table-row table:style-name="ro2">
          <table:table-cell office:value-type="string">
            <text:p>(h) -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2">
          <table:table-cell office:value-type="string">
            <text:p>(i) - Imposto de Renda Retido na Fonte.</text:p>
          </table:table-cell>
          <table:table-cell table:number-columns-repeated="1023"/>
        </table:table-row>
        <table:table-row table:style-name="ro2">
          <table:table-cell office:value-type="string">
            <text:p>(j) -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2">
          <table:table-cell office:value-type="string">
            <text:p>(k) - Total dos descontos efetuados no mês.</text:p>
          </table:table-cell>
          <table:table-cell table:number-columns-repeated="1023"/>
        </table:table-row>
        <table:table-row table:style-name="ro2">
          <table:table-cell office:value-type="string">
            <text:p>(l) - Rendimento líquido após os descontos referidos nos itens anteriores.</text:p>
          </table:table-cell>
          <table:table-cell table:number-columns-repeated="1023"/>
        </table:table-row>
        <table:table-row table:style-name="ro2">
          <table:table-cell office:value-type="string">
            <text:p>(m) - Auxílio-alimentação, Auxílio-transporte, Auxílio-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2">
          <table:table-cell office:value-type="string">
            <text:p>(n) -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2">
          <table:table-cell office:value-type="string">
            <text:p>FUNDAMENTO LEGAL: Resolução CNMP nº 89/2012, art. 7º, inciso VII.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1.$A$1" table:cell-range-address="$Plan1.$A$1:.$R$4"/>
        </table:named-expressions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1:Plan1.P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 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_20_2" style:display-name="Normal 3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3" style:display-name="Normal 3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_20_2" style:display-name="Normal 4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3" style:display-name="Normal 5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4" style:display-name="Normal 5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2:46:07.9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</meta:initial-creator>
    <meta:creation-date>2015-07-14T18:47:59</meta:creation-date>
    <dc:date>2019-05-16T12:46:15.624000000</dc:date>
    <meta:generator>jOpenDocument/1.3</meta:generator>
    <meta:editing-duration>PT1H54M30S</meta:editing-duration>
    <meta:editing-cycles>3</meta:editing-cycles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